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3pt" style:font-name-asian="TimesNewRomanPSMT" style:font-size-asian="13pt" style:font-name-complex="TimesNewRomanPSMT" style:font-size-complex="13pt"/>
    </style:style>
    <style:style style:name="P2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3pt" style:font-name-asian="TimesNewRomanPSMT" style:font-size-asian="13pt" style:font-name-complex="TimesNewRomanPSM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elta:remove-leaving-content-start delta:removal-change-idref="ct1" delta:end-element-idref="end1">
        <text:p text:style-name="P1"/>
      </delta:remove-leaving-content-start>
      <text:p delta:insertion-change-idref="ct1" delta:insertion-type="insert-around-content" text:style-name="P1">This is a paragraph of text before a list.[<delta:removed-content delta:removal-change-idref="ct1">this will be deleted</delta:removed-content>
				<delta:remove-leaving-content-end delta:end-element-id="end1"/>
				<delta:remove-leaving-content-start delta:removal-change-idref="ct1" delta:end-element-idref="end2">
					<text:list ac:change01="ct1,remove,xml:id,list460428372" text:style-name="L1"/>
				</delta:remove-leaving-content-start>
	 				<delta:removed-content delta:removal-change-idref="ct1">
	 				<text:list-item>
					<text:p text:style-name="P2">This is a list-item-1 which will be deleted</text:p>
	 				</text:list-item>					
				               </delta:removed-content>
					<delta:remove-leaving-content-start delta:removal-change-idref="ct1" delta:end-element-idref="end3">
					<text:list-item/>
 				</delta:remove-leaving-content-start>										               
					<delta:remove-leaving-content-start delta:removal-change-idref="ct1" delta:end-element-idref="end4">
					<text:list/>
				</delta:remove-leaving-content-start>
				<delta:remove-leaving-content-start delta:removal-change-idref="ct1" delta:end-element-idref="end5">
					<text:list-item/>
				</delta:remove-leaving-content-start>
				<delta:remove-leaving-content-start delta:removal-change-idref="ct1" delta:end-element-idref="end6">
					<text:p text:style-name="P2"/>
				</delta:remove-leaving-content-start>
				<delta:removed-content delta:removal-change-idref="ct1">This is a sub-list level</delta:removed-content>].This will not be deleted</text:p>
      <delta:remove-leaving-content-end delta:end-element-id="end6"/>
      <delta:remove-leaving-content-end delta:end-element-id="end5"/>
      <delta:remove-leaving-content-end delta:end-element-id="end4"/>
      <delta:remove-leaving-content-end delta:end-element-id="end3"/>
      <text:list delta:insertion-change-idref="ct1" delta:insertion-type="insert-around-content" xml:id="list1747193689" text:style-name="L1">
        <text:list-item>
          <text:p text:style-name="P2">This is a list-item-2</text:p>
        </text:list-item>
        <text:list-item>
          <text:p text:style-name="P2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10-21T11:35:47</meta:creation-date>
    <dc:date>2010-10-22T10:18:22</dc:date>
    <dc:creator>Tristan Mitchell</dc:creator>
    <meta:editing-duration>PT00H01M59S</meta:editing-duration>
    <meta:editing-cycles>2</meta:editing-cycles>
    <meta:generator>OpenOffice.org/3.2$Unix OpenOffice.org_project/320m18$Build-9502</meta:generator>
  </office:meta>
</office:document-meta>
</file>